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R 4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string">
            <text:p>R 3</text:p>
          </table:table-cell>
          <table:table-cell table:formula="of:=[.B2]*2"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string">
            <text:p>R 2</text:p>
          </table:table-cell>
          <table:table-cell office:value-type="float" office:value="1370">
            <text:p>1370</text:p>
          </table:table-cell>
          <table:table-cell table:number-columns-repeated="2"/>
        </table:table-row>
        <table:table-row table:style-name="ro1">
          <table:table-cell office:value-type="string">
            <text:p>R 1</text:p>
          </table:table-cell>
          <table:table-cell office:value-type="float" office:value="2700">
            <text:p>2700</text:p>
          </table:table-cell>
          <table:table-cell table:number-columns-repeated="2"/>
        </table:table-row>
        <table:table-row table:style-name="ro1">
          <table:table-cell office:value-type="string">
            <text:p>R 0</text:p>
          </table:table-cell>
          <table:table-cell table:formula="of:=5490" office:value-type="float" office:value="5490">
            <text:p>5490</text:p>
          </table:table-cell>
          <table:table-cell table:formula="of:=1/(1/[.B2]+1/[.B3]+1/[.B4]+1/[.B5]+1/[.B6])" office:value-type="float" office:value="175.616941779943">
            <text:p>175,6169417799</text:p>
          </table:table-cell>
          <table:table-cell/>
        </table:table-row>
        <table:table-row table:style-name="ro1">
          <table:table-cell office:value-type="string">
            <text:p>R down</text:p>
          </table:table-cell>
          <table:table-cell/>
          <table:table-cell office:value-type="float" office:value="130">
            <text:p>130</text:p>
          </table:table-cell>
          <table:table-cell table:formula="of:=3.3*[.C7]/([.C6]+[.C7])" office:value-type="float" office:value="1.40371799253491">
            <text:p>1,4037179925</text:p>
          </table:table-cell>
        </table:table-row>
        <table:table-row table:style-name="ro1">
          <table:table-cell office:value-type="string">
            <text:p>R total</text:p>
          </table:table-cell>
          <table:table-cell/>
          <table:table-cell table:formula="of:=1/(1/[.C6]+1/[.C7])" office:value-type="float" office:value="74.7020184758975">
            <text:p>74,702018475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R up</text:p>
          </table:table-cell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string">
            <text:p>R down</text:p>
          </table:table-cell>
          <table:table-cell table:formula="of:=91" office:value-type="float" office:value="91">
            <text:p>91</text:p>
          </table:table-cell>
          <table:table-cell/>
          <table:table-cell table:formula="of:=3.3*[.B11]/([.B10]+[.B11])" office:value-type="float" office:value="0.609127789046653">
            <text:p>0,609127789</text:p>
          </table:table-cell>
        </table:table-row>
        <table:table-row table:style-name="ro1">
          <table:table-cell office:value-type="string">
            <text:p>R total</text:p>
          </table:table-cell>
          <table:table-cell table:formula="of:=1/(1/[.B10]+1/[.B11])" office:value-type="float" office:value="74.2028397565923">
            <text:p>74,2028397566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20:35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19:55:23.79</meta:creation-date>
    <dc:date>2023-09-13T20:35:30.57</dc:date>
    <meta:editing-duration>PT9M35S</meta:editing-duration>
    <meta:editing-cycles>2</meta:editing-cycles>
    <meta:generator>OpenOffice/4.1.6$Win32 OpenOffice.org_project/416m1$Build-9790</meta:generator>
    <meta:document-statistic meta:table-count="3" meta:cell-count="23" meta:object-count="0"/>
  </office:meta>
</office:document-meta>
</file>